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opNamespaceHandlerPointcutErrorTests.missingPointcu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opNamespaceHandlerPointcutErrorTests.duplicatePointcu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